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5f22" officeooo:paragraph-rsid="00105f22"/>
    </style:style>
    <style:style style:name="P2" style:family="paragraph">
      <style:paragraph-properties fo:text-align="center"/>
    </style:style>
    <style:style style:name="P3" style:family="paragraph">
      <loext:graphic-properties draw:fill-color="#bbe33d"/>
      <style:text-properties fo:font-size="24pt" style:font-size-asian="24pt" style:font-size-complex="24pt"/>
    </style:style>
    <style:style style:name="T1" style:family="text">
      <style:text-properties officeooo:rsid="0010e9d5"/>
    </style:style>
    <style:style style:name="T2" style:family="text">
      <style:text-properties fo:font-size="24pt" style:font-size-asian="24pt" style:font-size-complex="24pt"/>
    </style:style>
    <style:style style:name="gr1" style:family="graphic">
      <style:graphic-properties draw:fill-color="#bbe33d" draw:textarea-horizontal-align="justify" draw:textarea-vertical-align="middle" draw:auto-grow-height="false" fo:min-height="1.8335in" fo:min-width="8.437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custom-shape text:anchor-type="paragraph" draw:z-index="0" draw:name="Shape 1" draw:style-name="gr1" draw:text-style-name="P3" svg:width="8.4378in" svg:height="1.8335in" svg:x="-0.7457in" svg:y="0.4425in"><text:p text:style-name="P2"><text:span text:style-name="T2"><text:tab/></text:span><text:span text:style-name="T2">SCHOOL KALOLSAVAM 2017</text:span></text:p><text:p text:style-name="P2"><text:span text:style-name="T2">2016 NOMBER 5</text:span></text:p><text:p text:style-name="P2"><text:span text:style-name="T2">GHS ALAPPUZHA</text:span></text:p><text:p text:style-name="P2"><text:span text:style-name="T2"/></text:p><draw:enhanced-geometry svg:viewBox="0 0 21600 21600" draw:type="rectangle" draw:enhanced-path="M 0 0 L 21600 0 21600 21600 0 21600 0 0 Z N"/></draw:custom-shape><text:s text:c="10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Name<text:tab/><text:tab/>:</text:p>
      <text:p text:style-name="P1">class<text:tab/><text:tab/>:</text:p>
      <text:p text:style-name="P1">Item<text:tab/><text:tab/>:</text:p>
      <text:p text:style-name="P1"><text:tab/><text:tab/>:</text:p>
      <text:p text:style-name="P1"><text:tab/><text:tab/>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5T14:30:05.524000000</meta:creation-date>
    <dc:date>2022-04-25T14:33:28.967000000</dc:date>
    <meta:editing-duration>PT3M23S</meta:editing-duration>
    <meta:editing-cycles>2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6" meta:word-count="8" meta:character-count="38" meta:non-whitespace-character-count="18"/>
  </office:meta>
</office:document-meta>
</file>